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245cm" table:align="left"/>
    </style:style>
    <style:style style:name="Tabla1.A" style:family="table-column">
      <style:table-column-properties style:column-width="8.123cm"/>
    </style:style>
    <style:style style:name="Tabla1.3" style:family="table-row">
      <style:table-row-properties style:min-row-height="1.381cm"/>
    </style:style>
    <style:style style:name="P1" style:family="paragraph" style:parent-style-name="Heading_20_1">
      <style:paragraph-properties style:line-height-at-least="0cm" fo:text-align="start" style:justify-single-word="false" fo:background-color="transparent" style:shadow="none">
        <style:background-image/>
      </style:paragraph-properties>
      <style:text-properties fo:color="#000000" style:text-line-through-style="none" style:font-name="Tahoma" fo:font-size="8pt" fo:language="es" fo:country="E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style:line-height-at-least="0cm" fo:text-align="center" style:justify-single-word="false" fo:background-color="transparent" style:shadow="none">
        <style:background-image/>
      </style:paragraph-properties>
      <style:text-properties style:font-name="Times New Roman" fo:font-size="9pt" style:font-size-asian="9pt" style:font-size-complex="9pt"/>
    </style:style>
    <style:style style:name="P3" style:family="paragraph" style:parent-style-name="Standard">
      <style:paragraph-properties style:line-height-at-least="0cm" fo:text-align="center" style:justify-single-word="false" fo:background-color="transparent" style:shadow="none">
        <style:background-image/>
      </style:paragraph-properties>
      <style:text-properties style:font-name="Times New Roman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style:line-height-at-least="0cm" fo:text-align="center" style:justify-single-word="false" fo:background-color="transparent" style:shadow="none">
        <style:background-image/>
      </style:paragraph-properties>
      <style:text-properties style:font-name="Times New Roman"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paragraph-properties style:line-height-at-least="0cm" fo:text-align="center" style:justify-single-word="false" fo:background-color="transparent" fo:padding="0.074cm" fo:border-left="none" fo:border-right="none" fo:border-top="none" fo:border-bottom="0.035cm solid #000000" style:shadow="none" style:join-border="false">
        <style:background-image/>
      </style:paragraph-properties>
      <style:text-properties style:font-name="Times New Roman" fo:font-size="9pt" fo:language="es" fo:country="ES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Tahoma" fo:font-size="8pt" style:font-size-asian="8pt" style:font-size-complex="8pt"/>
    </style:style>
    <style:style style:name="P7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Tahoma" fo:font-size="8pt" fo:language="es" fo:country="ES" style:font-size-asian="8pt" style:font-size-complex="8pt"/>
    </style:style>
    <style:style style:name="P8" style:family="paragraph" style:parent-style-name="Table_20_Contents">
      <style:paragraph-properties fo:margin-top="0cm" fo:margin-bottom="0.499cm" fo:text-align="start" style:justify-single-word="false" fo:padding="0cm" fo:border="none"/>
      <style:text-properties style:font-name="Tahoma" fo:font-size="8pt" fo:language="es" fo:country="ES" style:font-size-asian="8pt" style:font-size-complex="8pt"/>
    </style:style>
    <style:style style:name="P9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use-window-font-color="true" style:text-line-through-style="none" style:font-name="Tahoma" fo:font-size="8pt" fo:language="es" fo:country="E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Text_20_body">
      <style:paragraph-properties fo:margin-top="0cm" fo:margin-bottom="0.499cm" fo:line-height="130%" fo:text-align="center" style:justify-single-word="false" fo:padding="0cm" fo:border="none"/>
      <style:text-properties style:use-window-font-color="true" style:text-line-through-style="none" style:font-name="Tahoma" fo:font-size="8pt" fo:language="es" fo:country="ES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/>
    </style:style>
    <style:style style:name="P11" style:family="paragraph" style:parent-style-name="Text_20_body">
      <style:paragraph-properties fo:margin-top="0cm" fo:margin-bottom="0.499cm" fo:line-height="130%" fo:text-align="center" style:justify-single-word="false" fo:padding="0cm" fo:border="none"/>
      <style:text-properties style:font-name="Tahoma" fo:font-size="8pt" fo:language="es" fo:country="ES" style:font-size-asian="8pt" style:font-size-complex="8pt"/>
    </style:style>
    <style:style style:name="P12" style:family="paragraph" style:parent-style-name="Table_20_Contents">
      <style:paragraph-properties fo:margin-top="0cm" fo:margin-bottom="0.499cm" fo:line-height="130%" fo:text-align="start" style:justify-single-word="false" fo:background-color="transparent" fo:padding="0cm" fo:border="none">
        <style:background-image/>
      </style:paragraph-properties>
      <style:text-properties style:use-window-font-color="true" style:text-line-through-style="none" style:font-name="Tahoma" fo:font-size="8pt" fo:language="es" fo:country="E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Text_20_body">
      <style:paragraph-properties fo:margin-top="0cm" fo:margin-bottom="0cm" style:line-height-at-least="0cm" fo:text-align="justify" style:justify-single-word="false" fo:background-color="transparent" style:shadow="none">
        <style:background-image/>
      </style:paragraph-properties>
      <style:text-properties style:use-window-font-color="true" style:font-name="Times New Roman" fo:font-size="9pt" fo:language="es" fo:country="ES" fo:font-weight="normal" style:font-size-asian="9pt" style:font-weight-asian="normal" style:font-size-complex="9pt" style:font-weight-complex="normal"/>
    </style:style>
    <style:style style:name="P14" style:family="paragraph" style:parent-style-name="Text_20_body">
      <style:paragraph-properties fo:margin-top="0cm" fo:margin-bottom="0cm" style:line-height-at-least="0cm" fo:text-align="justify" style:justify-single-word="false" fo:background-color="transparent" style:shadow="none">
        <style:tab-stops>
          <style:tab-stop style:position="17cm"/>
        </style:tab-stops>
        <style:background-image/>
      </style:paragraph-properties>
      <style:text-properties style:use-window-font-color="true" style:font-name="Times New Roman" fo:font-size="9pt" fo:language="es" fo:country="ES" fo:font-weight="normal" style:font-size-asian="9pt" style:font-weight-asian="normal" style:font-size-complex="9pt" style:font-weight-complex="normal"/>
    </style:style>
    <style:style style:name="P15" style:family="paragraph" style:parent-style-name="Text_20_body">
      <style:paragraph-properties fo:margin-top="0cm" fo:margin-bottom="0cm" style:line-height-at-least="0cm" fo:text-align="justify" style:justify-single-word="false" fo:background-color="transparent" style:shadow="none">
        <style:tab-stops>
          <style:tab-stop style:position="16.956cm"/>
        </style:tab-stops>
        <style:background-image/>
      </style:paragraph-properties>
      <style:text-properties style:use-window-font-color="true" style:font-name="Times New Roman" fo:font-size="9pt" fo:language="es" fo:country="ES" fo:font-weight="normal" style:font-size-asian="9pt" style:font-weight-asian="normal" style:font-size-complex="9pt" style:font-weight-complex="normal"/>
    </style:style>
    <style:style style:name="P16" style:family="paragraph" style:parent-style-name="Text_20_body">
      <style:paragraph-properties fo:margin-top="0cm" fo:margin-bottom="0cm" style:line-height-at-least="0cm" fo:text-align="justify" style:justify-single-word="false" fo:background-color="transparent" style:shadow="none">
        <style:tab-stops>
          <style:tab-stop style:position="16.933cm"/>
        </style:tab-stops>
        <style:background-image/>
      </style:paragraph-properties>
      <style:text-properties style:use-window-font-color="true" style:font-name="Times New Roman" fo:font-size="9pt" fo:language="es" fo:country="ES" fo:font-weight="normal" style:font-size-asian="9pt" style:font-weight-asian="normal" style:font-size-complex="9pt" style:font-weight-complex="normal"/>
    </style:style>
    <style:style style:name="P17" style:family="paragraph" style:parent-style-name="Text_20_body">
      <style:paragraph-properties fo:margin-top="0cm" fo:margin-bottom="0cm" style:line-height-at-least="0cm" fo:text-align="justify" style:justify-single-word="false" fo:background-color="transparent" style:shadow="none">
        <style:background-image/>
      </style:paragraph-properties>
      <style:text-properties style:font-name="Times New Roman" fo:font-size="9pt" fo:language="es" fo:country="ES" style:font-size-asian="9pt" style:font-size-complex="9pt"/>
    </style:style>
    <style:style style:name="P18" style:family="paragraph" style:parent-style-name="Text_20_body">
      <style:paragraph-properties fo:margin-top="0cm" fo:margin-bottom="0cm" style:line-height-at-least="0cm" fo:text-align="justify" style:justify-single-word="false" fo:background-color="transparent" style:shadow="none">
        <style:tab-stops>
          <style:tab-stop style:position="16.933cm"/>
        </style:tab-stops>
        <style:background-image/>
      </style:paragraph-properties>
      <style:text-properties style:font-name="Times New Roman" fo:font-size="9pt" fo:language="es" fo:country="ES" style:font-size-asian="9pt" style:font-size-complex="9pt"/>
    </style:style>
    <style:style style:name="P19" style:family="paragraph" style:parent-style-name="Text_20_body">
      <style:paragraph-properties fo:margin-top="0cm" fo:margin-bottom="0cm" style:line-height-at-least="0cm" fo:text-align="justify" style:justify-single-word="false" fo:background-color="transparent" style:shadow="none">
        <style:tab-stops>
          <style:tab-stop style:position="16.88cm"/>
        </style:tab-stops>
        <style:background-image/>
      </style:paragraph-properties>
      <style:text-properties style:font-name="Times New Roman" fo:font-size="9pt" fo:language="es" fo:country="ES" style:font-size-asian="9pt" style:font-size-complex="9pt"/>
    </style:style>
    <style:style style:name="P20" style:family="paragraph" style:parent-style-name="Text_20_body">
      <style:paragraph-properties fo:margin-top="0cm" fo:margin-bottom="0cm" style:line-height-at-least="0cm" fo:text-align="justify" style:justify-single-word="false" fo:background-color="transparent" style:shadow="none">
        <style:tab-stops>
          <style:tab-stop style:position="16.933cm"/>
        </style:tab-stops>
        <style:background-image/>
      </style:paragraph-properties>
      <style:text-properties style:font-name="Times New Roman" fo:font-size="9pt" style:font-size-asian="9pt" style:font-size-complex="9pt"/>
    </style:style>
    <style:style style:name="P21" style:family="paragraph" style:parent-style-name="Text_20_body">
      <style:paragraph-properties fo:margin-top="0cm" fo:margin-bottom="0cm" style:line-height-at-least="0cm" fo:text-align="justify" style:justify-single-word="false" fo:background-color="transparent" style:shadow="none">
        <style:tab-stops>
          <style:tab-stop style:position="16.933cm"/>
        </style:tab-stops>
        <style:background-image/>
      </style:paragraph-properties>
      <style:text-properties fo:color="#000000" style:font-name="Times New Roman" fo:font-size="9pt" fo:language="es" fo:country="ES" style:text-underline-style="none" fo:font-weight="normal" style:font-size-asian="9pt" style:font-weight-asian="normal" style:font-size-complex="9pt" style:font-weight-complex="normal"/>
    </style:style>
    <style:style style:name="P22" style:family="paragraph" style:parent-style-name="Text_20_body">
      <style:paragraph-properties fo:margin-top="0cm" fo:margin-bottom="0cm" style:line-height-at-least="0cm" fo:text-align="justify" style:justify-single-word="false" fo:background-color="transparent" style:shadow="none">
        <style:tab-stops>
          <style:tab-stop style:position="16.958cm"/>
        </style:tab-stops>
        <style:background-image/>
      </style:paragraph-properties>
    </style:style>
    <style:style style:name="P23" style:family="paragraph" style:parent-style-name="Standard">
      <style:paragraph-properties fo:margin-top="0cm" fo:margin-bottom="0cm" style:line-height-at-least="0cm" fo:text-align="justify" style:justify-single-word="false" fo:background-color="transparent" style:shadow="none">
        <style:tab-stops>
          <style:tab-stop style:position="16.933cm"/>
        </style:tab-stops>
        <style:background-image/>
      </style:paragraph-properties>
      <style:text-properties style:font-name="Times New Roman" fo:font-size="9pt" style:font-size-asian="9pt" style:font-size-complex="9pt"/>
    </style:style>
    <style:style style:name="P24" style:family="paragraph" style:parent-style-name="Standard">
      <style:paragraph-properties fo:margin-top="0cm" fo:margin-bottom="0cm" style:line-height-at-least="0cm" fo:text-align="justify" style:justify-single-word="false" fo:background-color="transparent" style:shadow="none">
        <style:tab-stops>
          <style:tab-stop style:position="16.933cm"/>
        </style:tab-stops>
        <style:background-image/>
      </style:paragraph-properties>
      <style:text-properties style:use-window-font-color="true" style:text-line-through-style="none" style:font-name="Times New Roman" fo:font-size="9pt" fo:language="es" fo:country="E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use-window-font-color="true" style:text-line-through-style="none" fo:language="es" fo:country="ES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2" style:family="text">
      <style:text-properties style:use-window-font-color="true" style:text-line-through-style="none" fo:language="es" fo:country="E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3" style:family="text">
      <style:text-properties style:use-window-font-color="true" style:text-line-through-style="none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4" style:family="text">
      <style:text-properties style:use-window-font-color="true" style:text-line-through-style="non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5" style:family="text">
      <style:text-properties fo:color="#000000" fo:language="es" fo:country="ES"/>
    </style:style>
    <style:style style:name="T6" style:family="text">
      <style:text-properties fo:color="#000000" fo:language="es" fo:country="ES" fo:font-weight="bold" style:font-weight-asian="bold" style:font-weight-complex="bold"/>
    </style:style>
    <style:style style:name="T7" style:family="text">
      <style:text-properties fo:color="#000000" fo:language="es" fo:country="ES" style:text-underline-style="none" fo:font-weight="normal" style:font-weight-asian="normal" style:font-weight-complex="normal"/>
    </style:style>
    <style:style style:name="T8" style:family="text">
      <style:text-properties fo:color="#000000" fo:language="es" fo:country="ES" style:text-underline-style="none" fo:font-weight="bold" style:font-weight-asian="bold" style:font-weight-complex="bold"/>
    </style:style>
    <style:style style:name="T9" style:family="text">
      <style:text-properties fo:language="es" fo:country="MX"/>
    </style:style>
    <style:style style:name="T10" style:family="text">
      <style:text-properties fo:language="es" fo:country="MX" fo:font-weight="bold" style:font-weight-asian="bold" style:font-weight-complex="bold"/>
    </style:style>
    <style:style style:name="T11" style:family="text">
      <style:text-properties fo:language="es" fo:country="ES" style:text-underline-style="solid" style:text-underline-width="auto" style:text-underline-color="font-color" fo:font-weight="bold"/>
    </style:style>
    <style:style style:name="T12" style:family="text">
      <style:text-properties fo:language="es" fo:country="ES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font-name="Times New Roman" fo:font-size="9pt" fo:language="es" fo:country="MX" fo:font-weight="normal" style:font-size-asian="9pt" style:font-weight-asian="normal" style:font-size-complex="9pt" style:font-weight-complex="normal"/>
    </style:style>
    <style:style style:name="T15" style:family="text">
      <style:text-properties style:font-name="Times New Roman" fo:font-size="9pt" fo:language="es" fo:country="ES" fo:font-weight="normal" style:font-size-asian="9pt" style:font-weight-asian="normal" style:font-size-complex="9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INSTRUMENTO NUMERO : [onshow.num_escritura]-2015 <text:s text:c="5"/></text:h>
      <text:p text:style-name="P2"><text:s/><text:span text:style-name="T11">A</text:span><text:span text:style-name="T12">CTA DE TRANSFERENCIA DE VEHICULO AUTOMOTOR</text:span></text:p>
      <text:p text:style-name="P3">QUE OTORGA</text:p>
      <text:p text:style-name="P4"><text:span text:style-name="T13">[h;block=begin;comm=text:p]</text:span><text:tab/></text:p>
      <text:p text:style-name="P3">[h.nom_transferente]</text:p>
      <text:p text:style-name="P3">[h;block=end;comm=text:p]</text:p>
      <text:p text:style-name="P4"><text:span text:style-name="T13">[onshow.eval_mostrar_persona_tran] </text:span><text:line-break/><text:span text:style-name="T13">A FAVOR DE</text:span></text:p>
      <text:p text:style-name="P3">[i;block=begin;comm=text:p]</text:p>
      <text:p text:style-name="P3">[i.nom_adquiriente]</text:p>
      <text:p text:style-name="P3">[i;block=end;comm=text:p]</text:p>
      <text:p text:style-name="P5">[onshow.eval_mostrar_persona_adq] </text:p>
      <text:p text:style-name="P22"><text:span text:style-name="T14">EN <text:s/>LIMA, <text:s/>A LOS </text:span><text:span text:style-name="T15"><text:s/>[onshow.fec_letras], ANTE MI <text:s/>[onshow.nom_notario], NOTARIO – ABOGADO DE ESTA CAPITAL,</text:span><text:span text:style-name="T14"> COMPARECEN, DE UNA PARTE <text:s/></text:span></text:p>
      <text:p text:style-name="P13">[a;block=begin;comm=text:p]</text:p>
      <text:p text:style-name="P14">[a.nom_contratante] </text:p>
      <text:p text:style-name="P13">[a;block=end;comm=text:p]</text:p>
      <text:p text:style-name="P13">[d;block=begin;comm=text:p] </text:p>
      <text:p text:style-name="P15">[d.nom_contratante] </text:p>
      <text:p text:style-name="P13">[d;block=end;comm=text:p]</text:p>
      <text:p text:style-name="P13">[e;block=begin;comm=text:p]</text:p>
      <text:p text:style-name="P16">[e.nom_contratante] </text:p>
      <text:p text:style-name="P13">[e;block=end;comm=text:p]</text:p>
      <text:p text:style-name="P18"><text:span text:style-name="T9">LOS COMPARECIENTES SON PERSONAS MAYORES DE EDAD CON CAPACIDAD PLENA DE EJERCICIO Y SE OBLIGAN CON LIBERTAD Y CONOCIMIENTO A QUIENES ADVIERTO SOBRE LOS EFECTOS LEGALES DEL PRESENTE INSTRUMENTO; DE LO QUE DOY FE, Y, ME MANIFIESTAN QUE CELEBRAN EL CONTRATO DE</text:span>: <text:span text:style-name="T10">COMPRA VENTA</text:span> DEL VEHICULO AUTOMOTOR CUYAS CARACTERISTICAS, SON LAS SIGUIENTES: <text:s/></text:p>
      <text:p text:style-name="P17">[b;block=begin;comm=text:p]</text:p>
      <text:p text:style-name="P19">[b.contenido_vehicular] </text:p>
      <text:p text:style-name="P17">[b;block=end;comm=text:p]</text:p>
      <text:p text:style-name="P20"><text:span text:style-name="T7">PRECIO DE VENTA DEL VEHICULO: </text:span><text:span text:style-name="T8">[onshow.simbolo_mon]</text:span><text:span text:style-name="T7"> </text:span><text:span text:style-name="T8">[onshow.monto_vehi] </text:span><text:span text:style-name="T7"><text:s/></text:span><text:span text:style-name="T8">[onshow.desmonto_vehi]</text:span><text:span text:style-name="T7"> </text:span></text:p>
      <text:p text:style-name="P20"><text:span text:style-name="T7">FORMA DE PAGO: INTEGRAMENTE CANCELADO AL CONTADO </text:span><text:span text:style-name="T6">[onshow.mediopago_vehi]</text:span><text:span text:style-name="T5"> <text:s text:c="3"/></text:span></text:p>
      <text:p text:style-name="P21">LOS CONTRATANTES MANIFIESTAN QUE NO UTILIZAN MEDIO DE PAGO ALGUNO (ART. 7º INC. 7.1 ACAPITE B) DE LA LEY Nº 28194).</text:p>
      <text:p text:style-name="P21">SE DEJA CONSTANCIA HABER TENIDO A LA VISTA EL DOCUMENTO PRESENTADO POR EL VENDEDOR PARA ACREDITAR LA PROPIEDAD DEL VEHICULO, CONSISTENTE EN LA TARJETA DE PROPIEDAD.</text:p>
      <text:p text:style-name="P21">EL COMPRADOR DECLARA RECIBIR EL VEHICULO A SU SATISFACCION ASUMIENDO LA RESPONSABILIDAD RESPECTO DE SU ESTADO ACTUAL.</text:p>
      <text:p text:style-name="P21">ASIMISMO, EL VENDEDOR DECLARA QUE SOBRE EL VEHICULO NO PESA GRAVAMEN, GARANTIA MOBILIRIA, MULTAS, NI NINGUNA MEDIDA JUDICIAL O EXTRAJUDICIAL QUE LIMITE SU LIBRE DISPOSICION, OBLIGANDOSE AL SANEAMIENTO POR EVICCION CONFORME A LEY. </text:p>
      <text:p text:style-name="P21">SE DEJA CONSTANCIA QUE SE HA TENIDO A LA VISTA EL CERTIFICADO DE SEGURO OBLIGATORIO DE ACCIDENTES DE TRANSITO (SOAT).</text:p>
      <text:p text:style-name="P21">YO EL NOTARIO DEJO CONSTANCIA QUE SE HAN EFECTUADO LAS ACCIONES DE CONTROL A QUE SE REFIERE EL ARTICULO 55º DEL DECRETO LEGISLATIVO DEL NOTARIADO Nº 1049, MODIFICADO MEDIANTE DECRETO LEGISLATIVO Nº 1106.</text:p>
      <text:p text:style-name="P21">LOS COMPARECIENTES LEEN ESTA ACTA Y DECLARAN QUE ASUMEN TODAS LAS RESPONSABILIDADES QUE DE ELLA EMANEN, SE RATIFICAN EN SU CONTENIDO Y LO FIRMAN EN MI PRESENCIA, DE LO QUE DOY FE. </text:p>
      <text:p text:style-name="P23"><text:span text:style-name="T2">YO EL NOTARIO DEJO CONSTANCIA QUE LA PRESENTE ACTA DE TRANSFERENCIA DE VEHICULO AUTOMOTOR CORRE EXTENDIDA Y CONCLUYE EN EL FOLIO SERIE C N° </text:span><text:span text:style-name="T1">[onshow.folioini]</text:span></text:p>
      <text:p text:style-name="P24">EL VENDEDOR Y EL COMPRADOR FIRMAN CON FECHA …..................................., CONCLUYENDOSE ASI EL PROCESO DE FIRMAS DEL PRESENTE INSTRUMENTO.</text:p>
      <table:table table:name="Tabla1" table:style-name="Tabla1">
        <table:table-column table:style-name="Tabla1.A" table:number-columns-repeated="2"/>
        <table:table-row>
          <table:table-cell office:value-type="string">
            <text:p text:style-name="P6"/>
            <text:p text:style-name="P7">_________________________________</text:p>
            <text:p text:style-name="P10">[g.nom_firma;block=table:table-row]</text:p>
            <text:p text:style-name="P7"><text:soft-page-break/>FIRMÓ EL : ___________________</text:p>
          </table:table-cell>
          <table:table-cell office:value-type="string">
            <text:p text:style-name="P6"/>
            <text:p text:style-name="P7"/>
            <text:p text:style-name="P9"/>
          </table:table-cell>
        </table:table-row>
        <table:table-row>
          <table:table-cell office:value-type="string">
            <text:p text:style-name="P6"/>
            <text:p text:style-name="P7"><text:line-break/>_________________________________</text:p>
            <text:p text:style-name="P11"><text:span text:style-name="T3">[c.nom_firma;block=table:table-row]<text:line-break/><text:line-break/><text:line-break/></text:span><text:span text:style-name="T4">FIRMÓ EL : ___________________</text:span></text:p>
          </table:table-cell>
          <table:table-cell office:value-type="string">
            <text:p text:style-name="P6"/>
          </table:table-cell>
        </table:table-row>
        <table:table-row table:style-name="Tabla1.3">
          <table:table-cell office:value-type="string">
            <text:p text:style-name="P6"/>
            <text:p text:style-name="P8"/>
          </table:table-cell>
          <table:table-cell office:value-type="string">
            <text:p text:style-name="P6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cm" fo:margin-left="4.701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a aa</meta:initial-creator>
    <meta:creation-date>2013-03-13T13:19:43.45</meta:creation-date>
    <dc:date>2015-01-08T09:43:50.66</dc:date>
    <dc:creator>x </dc:creator>
    <meta:editing-duration>P2DT26M9S</meta:editing-duration>
    <meta:editing-cycles>215</meta:editing-cycles>
    <meta:generator>OpenOffice/4.1.1$Win32 OpenOffice.org_project/411m6$Build-9775</meta:generator>
    <meta:document-statistic meta:table-count="1" meta:image-count="0" meta:object-count="0" meta:page-count="2" meta:paragraph-count="41" meta:word-count="358" meta:character-count="2894"/>
  </office:meta>
</office:document-meta>
</file>